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66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wrap-option="wrap"/>
      <style:text-properties fo:hyphenate="true"/>
    </style:style>
    <style:style style:name="ce1" style:family="table-cell" style:parent-style-name="Default" style:data-style-name="N37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1" table:default-cell-style-name="Default"/>
        <table:table-row table:style-name="ro1">
          <table:table-cell table:style-name="ce3" table:number-columns-repeated="3"/>
          <table:table-cell table:style-name="ce12" office:value-type="string" calcext:value-type="string" table:number-columns-spanned="2" table:number-rows-spanned="1">
            <text:p>Énergie produite panneaux (kW.h)</text:p>
          </table:table-cell>
          <table:covered-table-cell table:style-name="ce3"/>
          <table:table-cell table:style-name="ce3" office:value-type="string" calcext:value-type="string">
            <text:p>Non-cumulée</text:p>
          </table:table-cell>
          <table:table-cell table:style-name="ce3" office:value-type="string" calcext:value-type="string">
            <text:p>Augmentation (%)</text:p>
          </table:table-cell>
          <table:table-cell table:style-name="ce3" office:value-type="string" calcext:value-type="string">
            <text:p>Production Quotidienne Moyenne sur la période</text:p>
          </table:table-cell>
          <table:table-cell table:style-name="ce3" office:value-type="string" calcext:value-type="string">
            <text:p>Énergie consommée aiguille (kW.h)</text:p>
          </table:table-cell>
          <table:table-cell table:style-name="ce3" office:value-type="string" calcext:value-type="string">
            <text:p>Non cumulée</text:p>
          </table:table-cell>
          <table:table-cell table:style-name="ce3" office:value-type="string" calcext:value-type="string">
            <text:p>Augmentation (%)</text:p>
          </table:table-cell>
          <table:table-cell table:style-name="ce3" office:value-type="string" calcext:value-type="string">
            <text:p>Consommation quotidienne moyenne</text:p>
          </table:table-cell>
          <table:table-cell table:style-name="ce3" office:value-type="string" calcext:value-type="string">
            <text:p>Énergie consommée VMC</text:p>
          </table:table-cell>
          <table:table-cell table:style-name="ce3" office:value-type="string" calcext:value-type="string">
            <text:p>Salle de musique</text:p>
          </table:table-cell>
          <table:table-cell table:style-name="ce3" table:number-columns-repeated="1010"/>
        </table:table-row>
        <table:table-row table:style-name="ro2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urée de la périod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Totale</text:p>
          </table:table-cell>
          <table:table-cell table:number-columns-repeated="1019"/>
        </table:table-row>
        <table:table-row table:style-name="ro2">
          <table:table-cell office:value-type="date" office:date-value="2020-08-02" calcext:value-type="date">
            <text:p>02/08/2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20-10-04" calcext:value-type="date">
            <text:p>04/10/20</text:p>
          </table:table-cell>
          <table:table-cell table:formula="of:=DATEDIF([.A3];[.A4];&quot;d&quot;)" office:value-type="float" office:value="63" calcext:value-type="float">
            <text:p>63</text:p>
          </table:table-cell>
          <table:table-cell office:value-type="string" calcext:value-type="string">
            <text:p>12h00</text:p>
          </table:table-cell>
          <table:table-cell office:value-type="float" office:value="1" calcext:value-type="float">
            <text:p>1</text:p>
          </table:table-cell>
          <table:table-cell office:value-type="float" office:value="252.7" calcext:value-type="float">
            <text:p>252,7</text:p>
          </table:table-cell>
          <table:table-cell table:style-name="ce8" table:formula="of:=[.E4]-[.E3]" office:value-type="float" office:value="252.7" calcext:value-type="float">
            <text:p>252,7</text:p>
          </table:table-cell>
          <table:table-cell/>
          <table:table-cell table:style-name="ce10" table:formula="of:=[.F4]/[.B4]" office:value-type="float" office:value="4.01111111111111" calcext:value-type="float">
            <text:p>4,01</text:p>
          </table:table-cell>
          <table:table-cell office:value-type="float" office:value="7.1" calcext:value-type="float">
            <text:p>7,1</text:p>
          </table:table-cell>
          <table:table-cell table:formula="of:=[.I4]-[.I3]" office:value-type="float" office:value="7.1" calcext:value-type="float">
            <text:p>7,1</text:p>
          </table:table-cell>
          <table:table-cell/>
          <table:table-cell table:style-name="ce10" table:formula="of:=[.J4]/[.B4]" office:value-type="float" office:value="0.112698412698413" calcext:value-type="float">
            <text:p>0,11</text:p>
          </table:table-cell>
          <table:table-cell office:value-type="float" office:value="0.44" calcext:value-type="float">
            <text:p>0,44</text:p>
          </table:table-cell>
          <table:table-cell table:number-columns-repeated="1011"/>
        </table:table-row>
        <table:table-row table:style-name="ro2">
          <table:table-cell office:value-type="date" office:date-value="2020-11-26" calcext:value-type="date">
            <text:p>26/11/20</text:p>
          </table:table-cell>
          <table:table-cell table:formula="of:=DATEDIF([.A4];[.A5];&quot;d&quot;)" office:value-type="float" office:value="53" calcext:value-type="float">
            <text:p>53</text:p>
          </table:table-cell>
          <table:table-cell office:value-type="string" calcext:value-type="string">
            <text:p>8h50</text:p>
          </table:table-cell>
          <table:table-cell office:value-type="float" office:value="0" calcext:value-type="float">
            <text:p>0</text:p>
          </table:table-cell>
          <table:table-cell office:value-type="float" office:value="379.9" calcext:value-type="float">
            <text:p>379,9</text:p>
          </table:table-cell>
          <table:table-cell table:style-name="ce8" table:formula="of:=[.E5]-[.E4]" office:value-type="float" office:value="127.2" calcext:value-type="float">
            <text:p>127,2</text:p>
          </table:table-cell>
          <table:table-cell table:style-name="ce5" table:formula="of:=[.E5]/[.E4]-1" office:value-type="percentage" office:value="0.503363672338742" calcext:value-type="percentage">
            <text:p>50,34 %</text:p>
          </table:table-cell>
          <table:table-cell table:style-name="ce10" table:formula="of:=[.F5]/[.B5]" office:value-type="float" office:value="2.4" calcext:value-type="float">
            <text:p>2,40</text:p>
          </table:table-cell>
          <table:table-cell office:value-type="float" office:value="52.78" calcext:value-type="float">
            <text:p>52,78</text:p>
          </table:table-cell>
          <table:table-cell table:formula="of:=[.I5]-[.I4]" office:value-type="float" office:value="45.68" calcext:value-type="float">
            <text:p>45,68</text:p>
          </table:table-cell>
          <table:table-cell table:style-name="ce5" table:formula="of:=[.I5]/[.I4]-1" office:value-type="percentage" office:value="6.43380281690141" calcext:value-type="percentage">
            <text:p>643,38 %</text:p>
          </table:table-cell>
          <table:table-cell table:style-name="ce10" table:formula="of:=[.J5]/[.B5]" office:value-type="float" office:value="0.86188679245283" calcext:value-type="float">
            <text:p>0,86</text:p>
          </table:table-cell>
          <table:table-cell office:value-type="float" office:value="7.45" calcext:value-type="float">
            <text:p>7,45</text:p>
          </table:table-cell>
          <table:table-cell table:number-columns-repeated="1011"/>
        </table:table-row>
        <table:table-row table:style-name="ro2">
          <table:table-cell office:value-type="date" office:date-value="2021-01-04" calcext:value-type="date">
            <text:p>04/01/21</text:p>
          </table:table-cell>
          <table:table-cell table:formula="of:=DATEDIF([.A5];[.A6];&quot;d&quot;)" office:value-type="float" office:value="39" calcext:value-type="float">
            <text:p>39</text:p>
          </table:table-cell>
          <table:table-cell office:value-type="string" calcext:value-type="string">
            <text:p>14h40</text:p>
          </table:table-cell>
          <table:table-cell/>
          <table:table-cell office:value-type="float" office:value="479.5" calcext:value-type="float">
            <text:p>479,5</text:p>
          </table:table-cell>
          <table:table-cell table:style-name="ce8" table:formula="of:=[.E6]-[.E5]" office:value-type="float" office:value="99.6" calcext:value-type="float">
            <text:p>99,6</text:p>
          </table:table-cell>
          <table:table-cell table:style-name="ce5" table:formula="of:=[.E6]/[.E5]-1" office:value-type="percentage" office:value="0.262174256383259" calcext:value-type="percentage">
            <text:p>26,22 %</text:p>
          </table:table-cell>
          <table:table-cell table:style-name="ce10" table:formula="of:=[.F6]/[.B6]" office:value-type="float" office:value="2.55384615384615" calcext:value-type="float">
            <text:p>2,55</text:p>
          </table:table-cell>
          <table:table-cell office:value-type="float" office:value="130.7" calcext:value-type="float">
            <text:p>130,7</text:p>
          </table:table-cell>
          <table:table-cell table:formula="of:=[.I6]-[.I5]" office:value-type="float" office:value="77.92" calcext:value-type="float">
            <text:p>77,92</text:p>
          </table:table-cell>
          <table:table-cell table:style-name="ce5" table:formula="of:=[.I6]/[.I5]-1" office:value-type="percentage" office:value="1.47631678666161" calcext:value-type="percentage">
            <text:p>147,63 %</text:p>
          </table:table-cell>
          <table:table-cell table:style-name="ce10" table:formula="of:=[.J6]/[.B6]" office:value-type="float" office:value="1.99794871794872" calcext:value-type="float">
            <text:p>2,00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string" calcext:value-type="string">
            <text:p>(attention, déporté sur le chauffage électrique pour un temps)</text:p>
          </table:table-cell>
          <table:table-cell table:number-columns-repeated="1009"/>
        </table:table-row>
        <table:table-row table:style-name="ro2">
          <table:table-cell office:value-type="date" office:date-value="2021-02-09" calcext:value-type="date">
            <text:p>09/02/21</text:p>
          </table:table-cell>
          <table:table-cell table:formula="of:=DATEDIF([.A6];[.A7];&quot;d&quot;)" office:value-type="float" office:value="36" calcext:value-type="float">
            <text:p>36</text:p>
          </table:table-cell>
          <table:table-cell office:value-type="string" calcext:value-type="string">
            <text:p>7h30</text:p>
          </table:table-cell>
          <table:table-cell/>
          <table:table-cell office:value-type="float" office:value="525.4" calcext:value-type="float">
            <text:p>525,4</text:p>
          </table:table-cell>
          <table:table-cell table:formula="of:=[.E7]-[.E6]" office:value-type="float" office:value="45.9" calcext:value-type="float">
            <text:p>45,9</text:p>
          </table:table-cell>
          <table:table-cell table:style-name="ce5" table:formula="of:=[.E7]/[.E6]-1" office:value-type="percentage" office:value="0.0957247132429613" calcext:value-type="percentage">
            <text:p>9,57 %</text:p>
          </table:table-cell>
          <table:table-cell table:style-name="ce10" table:formula="of:=[.F7]/[.B7]" office:value-type="float" office:value="1.275" calcext:value-type="float">
            <text:p>1,28</text:p>
          </table:table-cell>
          <table:table-cell office:value-type="float" office:value="218.46" calcext:value-type="float">
            <text:p>218,46</text:p>
          </table:table-cell>
          <table:table-cell table:style-name="ce8" table:formula="of:=[.I7]-[.I6]" office:value-type="float" office:value="87.76" calcext:value-type="float">
            <text:p>87,76</text:p>
          </table:table-cell>
          <table:table-cell table:style-name="ce5" table:formula="of:=[.I7]/[.I6]-1" office:value-type="percentage" office:value="0.671461361897475" calcext:value-type="percentage">
            <text:p>67,15 %</text:p>
          </table:table-cell>
          <table:table-cell table:style-name="ce10" table:formula="of:=[.J7]/[.B7]" office:value-type="float" office:value="2.43777777777778" calcext:value-type="float">
            <text:p>2,44</text:p>
          </table:table-cell>
          <table:table-cell office:value-type="string" calcext:value-type="string">
            <text:p>nc</text:p>
          </table:table-cell>
          <table:table-cell table:formula="of:=19.92-[.M6]" office:value-type="float" office:value="6.94" calcext:value-type="float">
            <text:p>6,94</text:p>
          </table:table-cell>
          <table:table-cell office:value-type="string" calcext:value-type="string">
            <text:p>à ôter des consommations VMC à partir de cette ligne</text:p>
          </table:table-cell>
          <table:table-cell table:number-columns-repeated="1009"/>
        </table:table-row>
        <table:table-row table:style-name="ro2">
          <table:table-cell office:value-type="date" office:date-value="2021-03-08" calcext:value-type="date">
            <text:p>08/03/21</text:p>
          </table:table-cell>
          <table:table-cell table:formula="of:=DATEDIF([.A7];[.A8];&quot;d&quot;)" office:value-type="float" office:value="27" calcext:value-type="float">
            <text:p>27</text:p>
          </table:table-cell>
          <table:table-cell office:value-type="string" calcext:value-type="string">
            <text:p>7h50</text:p>
          </table:table-cell>
          <table:table-cell/>
          <table:table-cell office:value-type="float" office:value="625.2" calcext:value-type="float">
            <text:p>625,2</text:p>
          </table:table-cell>
          <table:table-cell table:style-name="ce8" table:formula="of:=[.E8]-[.E7]" office:value-type="float" office:value="99.8000000000001" calcext:value-type="float">
            <text:p>99,8000000000001</text:p>
          </table:table-cell>
          <table:table-cell table:style-name="ce5" table:formula="of:=[.E8]/[.E7]-1" office:value-type="percentage" office:value="0.189950513894176" calcext:value-type="percentage">
            <text:p>19,00 %</text:p>
          </table:table-cell>
          <table:table-cell table:style-name="ce10" table:formula="of:=[.F8]/[.B8]" office:value-type="float" office:value="3.6962962962963" calcext:value-type="float">
            <text:p>3,70</text:p>
          </table:table-cell>
          <table:table-cell office:value-type="float" office:value="261.66" calcext:value-type="float">
            <text:p>261,66</text:p>
          </table:table-cell>
          <table:table-cell table:formula="of:=[.I8]-[.I7]" office:value-type="float" office:value="43.2" calcext:value-type="float">
            <text:p>43,2</text:p>
          </table:table-cell>
          <table:table-cell table:style-name="ce5" table:formula="of:=[.I8]/[.I7]-1" office:value-type="percentage" office:value="0.197747871463884" calcext:value-type="percentage">
            <text:p>19,77 %</text:p>
          </table:table-cell>
          <table:table-cell table:style-name="ce10" table:formula="of:=[.J8]/[.B8]" office:value-type="float" office:value="1.6" calcext:value-type="float">
            <text:p>1,60</text:p>
          </table:table-cell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2">
          <table:table-cell office:value-type="date" office:date-value="2021-05-04" calcext:value-type="date">
            <text:p>04/05/21</text:p>
          </table:table-cell>
          <table:table-cell table:formula="of:=DATEDIF([.A8];[.A9];&quot;d&quot;)" office:value-type="float" office:value="57" calcext:value-type="float">
            <text:p>57</text:p>
          </table:table-cell>
          <table:table-cell office:value-type="string" calcext:value-type="string">
            <text:p>10h40</text:p>
          </table:table-cell>
          <table:table-cell/>
          <table:table-cell office:value-type="float" office:value="958.9" calcext:value-type="float">
            <text:p>958,9</text:p>
          </table:table-cell>
          <table:table-cell table:style-name="ce8" table:formula="of:=[.E9]-[.E8]" office:value-type="float" office:value="333.7" calcext:value-type="float">
            <text:p>333,7</text:p>
          </table:table-cell>
          <table:table-cell table:style-name="ce5" table:formula="of:=[.E9]/[.E8]-1" office:value-type="percentage" office:value="0.533749200255918" calcext:value-type="percentage">
            <text:p>53,37 %</text:p>
          </table:table-cell>
          <table:table-cell table:style-name="ce10" table:formula="of:=[.F9]/[.B9]" office:value-type="float" office:value="5.85438596491228" calcext:value-type="float">
            <text:p>5,85</text:p>
          </table:table-cell>
          <table:table-cell office:value-type="float" office:value="283.73" calcext:value-type="float">
            <text:p>283,73</text:p>
          </table:table-cell>
          <table:table-cell table:formula="of:=[.I9]-[.I8]" office:value-type="float" office:value="22.07" calcext:value-type="float">
            <text:p>22,07</text:p>
          </table:table-cell>
          <table:table-cell table:style-name="ce5" table:formula="of:=[.I9]/[.I8]-1" office:value-type="percentage" office:value="0.0843460979897577" calcext:value-type="percentage">
            <text:p>8,43 %</text:p>
          </table:table-cell>
          <table:table-cell table:style-name="ce10" table:formula="of:=[.J9]/[.B9]" office:value-type="float" office:value="0.38719298245614" calcext:value-type="float">
            <text:p>0,39</text:p>
          </table:table-cell>
          <table:table-cell table:formula="of:=20.65-6.94" office:value-type="float" office:value="13.71" calcext:value-type="float">
            <text:p>13,71</text:p>
          </table:table-cell>
          <table:table-cell table:number-columns-repeated="1011"/>
        </table:table-row>
        <table:table-row table:style-name="ro2">
          <table:table-cell office:value-type="date" office:date-value="2021-07-18" calcext:value-type="date">
            <text:p>18/07/21</text:p>
          </table:table-cell>
          <table:table-cell table:formula="of:=DATEDIF([.A9];[.A10];&quot;d&quot;)" office:value-type="float" office:value="75" calcext:value-type="float">
            <text:p>75</text:p>
          </table:table-cell>
          <table:table-cell office:value-type="string" calcext:value-type="string">
            <text:p>19h47</text:p>
          </table:table-cell>
          <table:table-cell/>
          <table:table-cell office:value-type="float" office:value="1300" calcext:value-type="float">
            <text:p>1300</text:p>
          </table:table-cell>
          <table:table-cell table:style-name="ce8" table:formula="of:=[.E10]-[.E9]" office:value-type="float" office:value="341.1" calcext:value-type="float">
            <text:p>341,1</text:p>
          </table:table-cell>
          <table:table-cell table:style-name="ce5" table:formula="of:=[.E10]/[.E9]-1" office:value-type="percentage" office:value="0.355720095943268" calcext:value-type="percentage">
            <text:p>35,57 %</text:p>
          </table:table-cell>
          <table:table-cell table:style-name="ce10" table:formula="of:=[.F10]/[.B10]" office:value-type="float" office:value="4.548" calcext:value-type="float">
            <text:p>4,55</text:p>
          </table:table-cell>
          <table:table-cell office:value-type="float" office:value="308.76" calcext:value-type="float">
            <text:p>308,76</text:p>
          </table:table-cell>
          <table:table-cell table:formula="of:=[.I10]-[.I9]" office:value-type="float" office:value="25.03" calcext:value-type="float">
            <text:p>25,03</text:p>
          </table:table-cell>
          <table:table-cell table:style-name="ce5" table:formula="of:=[.I10]/[.I9]-1" office:value-type="percentage" office:value="0.0882176717301659" calcext:value-type="percentage">
            <text:p>8,82 %</text:p>
          </table:table-cell>
          <table:table-cell table:style-name="ce10" table:formula="of:=[.J10]/[.B10]" office:value-type="float" office:value="0.333733333333333" calcext:value-type="float">
            <text:p>0,33</text:p>
          </table:table-cell>
          <table:table-cell office:value-type="float" office:value="29.63" calcext:value-type="float">
            <text:p>29,63</text:p>
          </table:table-cell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7" office:value-type="string" calcext:value-type="string">
            <text:p>Pourcentage solaire</text:p>
          </table:table-cell>
          <table:table-cell table:style-name="ce11" table:formula="of:=[.E10]/([.E10]+[.I10])" office:value-type="percentage" office:value="0.808075785076705" calcext:value-type="percentage">
            <text:p>80,81 %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9:47:23.564502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2:34:01.748479678</meta:creation-date>
    <dc:date>2021-07-18T19:52:06.353918387</dc:date>
    <meta:editing-duration>PT34M6S</meta:editing-duration>
    <meta:editing-cycles>20</meta:editing-cycles>
    <meta:generator>LibreOffice/7.0.4.2$Linux_X86_64 LibreOffice_project/00$Build-2</meta:generator>
    <meta:document-statistic meta:table-count="1" meta:cell-count="107" meta:object-count="0"/>
  </office:meta>
</office:document-meta>
</file>